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djibril">
            <text:p>djibril</text:p>
          </table:table-cell>
          <table:table-cell office:value-type="string" office:value="bâh">
            <text:p>bâh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habssatou">
            <text:p>habssatou</text:p>
          </table:table-cell>
          <table:table-cell office:value-type="string" office:value="bâh">
            <text:p>bâh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Idrissa">
            <text:p>Idriss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Mohamed">
            <text:p>Mohamed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fatoumata">
            <text:p>fatoumata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Koura">
            <text:p>Koura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fatoumata bintou">
            <text:p>fatoumata bintou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Fanta">
            <text:p>Fanta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Diawoulé">
            <text:p>Diawoulé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Alhassane">
            <text:p>Alhassane</text:p>
          </table:table-cell>
          <table:table-cell office:value-type="string" office:value="Coumaré">
            <text:p>Coumaré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lhousseiny">
            <text:p>Alhousseiny</text:p>
          </table:table-cell>
          <table:table-cell office:value-type="string" office:value="Coumaré">
            <text:p>Coumaré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modibo">
            <text:p>modibo</text:p>
          </table:table-cell>
          <table:table-cell office:value-type="string" office:value="coumaré">
            <text:p>coumaré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fatoumata">
            <text:p>fatoumata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Oumou">
            <text:p>Oumou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mamadou">
            <text:p>mamadou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Kassim">
            <text:p>Kassim</text:p>
          </table:table-cell>
          <table:table-cell office:value-type="string" office:value="Dissa">
            <text:p>Dissa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Tièmoko">
            <text:p>Tièmoko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Maïmouna">
            <text:p>Maïmoun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youssouf">
            <text:p>youssouf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djénèba">
            <text:p>djénèba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Ibrahima A">
            <text:p>Ibrahima A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kadidiatou">
            <text:p>kadidiatou</text:p>
          </table:table-cell>
          <table:table-cell office:value-type="string" office:value="keita">
            <text:p>keit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Gaoussou">
            <text:p>Gaoussou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Fatoumata">
            <text:p>Fatoumata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samba">
            <text:p>samb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minita">
            <text:p>minita</text:p>
          </table:table-cell>
          <table:table-cell office:value-type="string" office:value="koumaré">
            <text:p>koumaré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bouriema">
            <text:p>bouriema</text:p>
          </table:table-cell>
          <table:table-cell office:value-type="string" office:value="moro">
            <text:p>moro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Nestore">
            <text:p>Nestore</text:p>
          </table:table-cell>
          <table:table-cell office:value-type="string" office:value="Mounkoro">
            <text:p>Mounkoro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allassane">
            <text:p>allassane</text:p>
          </table:table-cell>
          <table:table-cell office:value-type="string" office:value="samaké">
            <text:p>samaké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Sadio">
            <text:p>Sadio</text:p>
          </table:table-cell>
          <table:table-cell office:value-type="string" office:value="Siby">
            <text:p>Siby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assetou">
            <text:p>assetou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sitan">
            <text:p>sitan</text:p>
          </table:table-cell>
          <table:table-cell office:value-type="string" office:value="tangara">
            <text:p>tangara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labasso">
            <text:p>labasso</text:p>
          </table:table-cell>
          <table:table-cell office:value-type="string" office:value="thierro">
            <text:p>thierro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mariam">
            <text:p>mariam</text:p>
          </table:table-cell>
          <table:table-cell office:value-type="string" office:value="thierro">
            <text:p>thierro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boubacar">
            <text:p>boubacar</text:p>
          </table:table-cell>
          <table:table-cell office:value-type="string" office:value="thierro">
            <text:p>thierro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Seydou">
            <text:p>Seydou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Diahara">
            <text:p>Diahar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ali badra">
            <text:p>ali badr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mariam">
            <text:p>maria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foity">
            <text:p>foity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awa">
            <text:p>aw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abdoulaye">
            <text:p>abdoulay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adama">
            <text:p>ada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Adama">
            <text:p>Adama</text:p>
          </table:table-cell>
          <table:table-cell office:value-type="string" office:value="Traoré">
            <text:p>Traor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